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"/>
    <style:font-face style:name="Droid Sans Mono1" svg:font-family="'Droid Sans Mono', monospace, monospace, 'Droid Sans Fallback', 'Noto Color Emoji'"/>
    <style:font-face style:name="Lohit Devanagari1" svg:font-family="'Lohit Devanagari'"/>
    <style:font-face style:name="Roboto" svg:font-family="Roboto, 'Helvetica Neue Light', 'Helvetica Neue', Helvetica, Arial, 'Lucida Grande', sans-serif"/>
    <style:font-face style:name="arial" svg:font-family="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Roboto" fo:font-size="10.5pt" fo:letter-spacing="normal" fo:font-style="normal" fo:font-weight="normal" officeooo:paragraph-rsid="009efa81"/>
    </style:style>
    <style:style style:name="P2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Roboto" fo:font-size="10.5pt" fo:letter-spacing="normal" fo:font-style="normal" fo:font-weight="normal" officeooo:paragraph-rsid="009fd05f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0ec42c" officeooo:paragraph-rsid="00160a58" style:font-size-asian="12pt" style:font-size-complex="12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0ec42c" officeooo:paragraph-rsid="0078cfc2" style:font-size-asian="12pt" style:font-size-complex="12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0ec42c" officeooo:paragraph-rsid="007b3f83" style:font-size-asian="12pt" style:font-size-complex="12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0ec42c" officeooo:paragraph-rsid="00a9dff2" style:font-size-asian="12pt" style:font-size-complex="12pt"/>
    </style:style>
    <style:style style:name="P8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1c3810" officeooo:paragraph-rsid="00078123" style:font-size-asian="12pt" style:font-size-complex="12pt"/>
    </style:style>
    <style:style style:name="P9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paragraph-rsid="0010a79c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paragraph-rsid="000da0fe" style:font-size-asian="12pt" style:font-size-complex="12pt"/>
    </style:style>
    <style:style style:name="P12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paragraph-rsid="00078123" style:font-size-asian="12pt" style:font-size-complex="12pt"/>
    </style:style>
    <style:style style:name="P13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paragraph-rsid="00955f0c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paragraph-rsid="0097e9fc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paragraph-rsid="00992777" style:font-size-asian="12pt" style:font-size-complex="12pt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a74d3c" officeooo:paragraph-rsid="00a8ca2a" style:font-size-asian="12pt" style:font-size-complex="12pt"/>
    </style:style>
    <style:style style:name="P17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a74d3c" officeooo:paragraph-rsid="00a8ca2a" style:font-size-asian="12pt" style:font-size-complex="12pt"/>
    </style:style>
    <style:style style:name="P18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paragraph-rsid="000da0fe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rsid="00078123" officeooo:paragraph-rsid="00078123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Times New Roman" fo:font-size="12pt" style:font-size-asian="12pt" style:font-size-complex="12pt"/>
    </style:style>
    <style:style style:name="P21" style:family="paragraph" style:parent-style-name="Standard">
      <style:text-properties style:font-name="Times New Roman" fo:font-size="12pt" fo:font-weight="bold" officeooo:paragraph-rsid="000be8e7" style:font-size-asian="12pt" style:font-size-complex="12pt"/>
    </style:style>
    <style:style style:name="P22" style:family="paragraph" style:parent-style-name="Text_20_body">
      <style:paragraph-properties fo:line-height="100%"/>
      <style:text-properties officeooo:rsid="00410194" officeooo:paragraph-rsid="00aaa8d4"/>
    </style:style>
    <style:style style:name="P23" style:family="paragraph" style:parent-style-name="Text_20_body">
      <style:paragraph-properties fo:line-height="100%"/>
      <style:text-properties fo:font-variant="normal" fo:text-transform="none" style:font-name="Times New Roman" fo:font-size="12pt" fo:letter-spacing="normal" fo:font-style="normal" fo:font-weight="normal" officeooo:paragraph-rsid="00fb7497" style:font-size-asian="12pt" style:font-size-complex="12pt"/>
    </style:style>
    <style:style style:name="P24" style:family="paragraph" style:parent-style-name="Text_20_body">
      <style:paragraph-properties fo:line-height="100%"/>
      <style:text-properties style:font-name="Times New Roman" fo:font-size="12pt" officeooo:rsid="000b54ac" officeooo:paragraph-rsid="000b54ac" style:font-size-asian="12pt" style:font-size-complex="12pt"/>
    </style:style>
    <style:style style:name="P25" style:family="paragraph" style:parent-style-name="Text_20_body">
      <style:paragraph-properties fo:line-height="100%"/>
      <style:text-properties style:font-name="Times New Roman" fo:font-size="12pt" officeooo:rsid="000b54ac" officeooo:paragraph-rsid="000be626" style:font-size-asian="12pt" style:font-size-complex="12pt"/>
    </style:style>
    <style:style style:name="P26" style:family="paragraph" style:parent-style-name="Text_20_body">
      <style:paragraph-properties fo:line-height="100%"/>
      <style:text-properties style:font-name="Times New Roman" fo:font-size="12pt" style:font-size-asian="12pt" style:font-size-complex="12pt"/>
    </style:style>
    <style:style style:name="P27" style:family="paragraph" style:parent-style-name="Text_20_body">
      <style:paragraph-properties fo:line-height="100%"/>
      <style:text-properties style:font-name="Times New Roman" fo:font-size="12pt" officeooo:paragraph-rsid="007d6dc3" style:font-size-asian="12pt" style:font-size-complex="12pt"/>
    </style:style>
    <style:style style:name="P28" style:family="paragraph" style:parent-style-name="Text_20_body">
      <style:paragraph-properties fo:line-height="100%"/>
      <style:text-properties style:font-name="Times New Roman" fo:font-size="12pt" officeooo:paragraph-rsid="007bb264" style:font-size-asian="12pt" style:font-size-complex="12pt"/>
    </style:style>
    <style:style style:name="P29" style:family="paragraph" style:parent-style-name="Text_20_body">
      <style:paragraph-properties fo:line-height="100%"/>
      <style:text-properties style:font-name="Times New Roman" fo:font-size="12pt" officeooo:paragraph-rsid="007e8540" style:font-size-asian="12pt" style:font-size-complex="12pt"/>
    </style:style>
    <style:style style:name="P30" style:family="paragraph" style:parent-style-name="Text_20_body">
      <style:paragraph-properties fo:line-height="100%"/>
      <style:text-properties style:font-name="Times New Roman" fo:font-size="12pt" officeooo:paragraph-rsid="0089ec70" style:font-size-asian="12pt" style:font-size-complex="12pt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Times New Roman" fo:font-size="12pt" style:font-size-asian="12pt" style:font-size-complex="12pt"/>
    </style:style>
    <style:style style:name="P32" style:family="paragraph" style:parent-style-name="Text_20_body">
      <style:paragraph-properties fo:line-height="100%" fo:text-align="start" style:justify-single-word="false"/>
      <style:text-properties style:font-name="Times New Roman" fo:font-size="12pt" officeooo:paragraph-rsid="00ce9eb8" style:font-size-asian="12pt" style:font-size-complex="12pt"/>
    </style:style>
    <style:style style:name="P33" style:family="paragraph" style:parent-style-name="Text_20_body">
      <style:paragraph-properties fo:line-height="100%" fo:text-align="start" style:justify-single-word="false"/>
      <style:text-properties style:font-name="Times New Roman" fo:font-size="12pt" officeooo:paragraph-rsid="00fecf31" style:font-size-asian="12pt" style:font-size-complex="12pt"/>
    </style:style>
    <style:style style:name="P34" style:family="paragraph" style:parent-style-name="Text_20_body">
      <style:paragraph-properties fo:line-height="100%"/>
      <style:text-properties style:font-name="Times New Roman" fo:font-size="12pt" officeooo:paragraph-rsid="00fb7497" style:font-size-asian="12pt" style:font-size-complex="12pt"/>
    </style:style>
    <style:style style:name="P35" style:family="paragraph" style:parent-style-name="Text_20_body">
      <style:paragraph-properties fo:line-height="100%"/>
      <style:text-properties style:font-name="Times New Roman" fo:font-size="12pt" fo:font-style="normal" fo:font-weight="bold" officeooo:paragraph-rsid="007bb264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>
      <style:paragraph-properties fo:line-height="100%"/>
      <style:text-properties style:font-name="Times New Roman" fo:font-size="12pt" fo:font-weight="bold" officeooo:rsid="000b54ac" officeooo:paragraph-rsid="000b54ac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line-height="100%"/>
      <style:text-properties style:font-name="Times New Roman" fo:font-size="12pt" fo:font-weight="bold" officeooo:paragraph-rsid="00fb7497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line-height="100%"/>
      <style:text-properties style:font-name="Times New Roman" fo:font-size="12pt" fo:font-weight="bold" officeooo:rsid="005d425d" officeooo:paragraph-rsid="00fb7497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line-height="100%"/>
      <style:text-properties officeooo:paragraph-rsid="007bb264"/>
    </style:style>
    <style:style style:name="P40" style:family="paragraph" style:parent-style-name="Text_20_body">
      <style:paragraph-properties fo:line-height="100%"/>
      <style:text-properties officeooo:paragraph-rsid="0091a1ea"/>
    </style:style>
    <style:style style:name="P41" style:family="paragraph" style:parent-style-name="Text_20_body">
      <style:paragraph-properties fo:line-height="100%"/>
      <style:text-properties officeooo:paragraph-rsid="00fb7497"/>
    </style:style>
    <style:style style:name="P4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style:font-name="Roboto" fo:font-size="10.5pt" fo:letter-spacing="normal" fo:font-style="normal" fo:font-weight="normal" officeooo:rsid="00626ef4" officeooo:paragraph-rsid="00e6b29f"/>
    </style:style>
    <style:style style:name="P4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Roboto" fo:font-size="10.5pt" fo:letter-spacing="normal" fo:font-style="normal" fo:font-weight="normal" officeooo:rsid="00078123" officeooo:paragraph-rsid="00078123"/>
    </style:style>
    <style:style style:name="P44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Roboto" fo:font-size="10.5pt" fo:letter-spacing="normal" fo:font-style="normal" fo:font-weight="normal" officeooo:rsid="00078123" officeooo:paragraph-rsid="00b74aba"/>
    </style:style>
    <style:style style:name="P45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Roboto" fo:font-size="10.5pt" fo:letter-spacing="normal" fo:font-style="normal" fo:font-weight="normal" officeooo:rsid="00078123" officeooo:paragraph-rsid="00bac998"/>
    </style:style>
    <style:style style:name="P46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Roboto" fo:font-size="10.5pt" fo:letter-spacing="normal" fo:font-style="normal" fo:font-weight="normal" officeooo:rsid="00078123" officeooo:paragraph-rsid="00bc6527"/>
    </style:style>
    <style:style style:name="P4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Roboto" fo:font-size="10.5pt" fo:letter-spacing="normal" fo:font-style="normal" fo:font-weight="normal" officeooo:rsid="00078123" officeooo:paragraph-rsid="011e551d"/>
    </style:style>
    <style:style style:name="P48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078123" officeooo:paragraph-rsid="00078123" style:font-size-asian="12pt" style:font-size-complex="12pt"/>
    </style:style>
    <style:style style:name="P49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078123" officeooo:paragraph-rsid="00b74aba" style:font-size-asian="12pt" style:font-size-complex="12pt"/>
    </style:style>
    <style:style style:name="P50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078123" officeooo:paragraph-rsid="00fb1e00" style:font-size-asian="12pt" style:font-size-complex="12pt"/>
    </style:style>
    <style:style style:name="P51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626ef4" officeooo:paragraph-rsid="00e6b29f" style:font-size-asian="12pt" style:font-size-complex="12pt"/>
    </style:style>
    <style:style style:name="P5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626ef4" officeooo:paragraph-rsid="00e8b724" style:font-size-asian="12pt" style:font-size-complex="12pt"/>
    </style:style>
    <style:style style:name="P5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54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paragraph-rsid="001d9dee" style:font-size-asian="12pt" style:font-size-complex="12pt"/>
    </style:style>
    <style:style style:name="P55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paragraph-rsid="00078123" style:font-size-asian="12pt" style:font-size-complex="12pt"/>
    </style:style>
    <style:style style:name="P56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paragraph-rsid="00c3cd2e" style:font-size-asian="12pt" style:font-size-complex="12pt"/>
    </style:style>
    <style:style style:name="P5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paragraph-rsid="00e6b29f" style:font-size-asian="12pt" style:font-size-complex="12pt"/>
    </style:style>
    <style:style style:name="P58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paragraph-rsid="00ece6e5" style:font-size-asian="12pt" style:font-size-complex="12pt"/>
    </style:style>
    <style:style style:name="P59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paragraph-rsid="00fb7497" style:font-size-asian="12pt" style:font-size-complex="12pt"/>
    </style:style>
    <style:style style:name="P60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style:font-name="Times New Roman" fo:font-size="12pt" fo:letter-spacing="normal" fo:font-style="normal" fo:font-weight="normal" officeooo:paragraph-rsid="00fb7497" style:font-size-asian="12pt" style:font-size-complex="12pt"/>
    </style:style>
    <style:style style:name="P6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104f25f" officeooo:paragraph-rsid="0104f25f" style:font-size-asian="12pt" style:font-size-complex="12pt"/>
    </style:style>
    <style:style style:name="P62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078123" officeooo:paragraph-rsid="00b74aba"/>
    </style:style>
    <style:style style:name="P6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rsid="000aa983" officeooo:paragraph-rsid="00fb1e00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rsid="000aa983" officeooo:paragraph-rsid="00fbf05a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style:font-name="Times New Roman" fo:font-size="12pt" fo:letter-spacing="normal" fo:font-style="normal" fo:font-weight="bold" officeooo:rsid="006670c9" officeooo:paragraph-rsid="00e6b29f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style:font-name="Times New Roman" fo:font-size="12pt" fo:letter-spacing="normal" fo:font-style="normal" fo:font-weight="bold" officeooo:paragraph-rsid="00fb7497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paragraph-rsid="00ece6e5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rsid="01071980" officeooo:paragraph-rsid="01071980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rsid="010dcbf9" officeooo:paragraph-rsid="010dcbf9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paragraph-rsid="00ece6e5"/>
    </style:style>
    <style:style style:name="P71" style:family="paragraph" style:parent-style-name="Text_20_body">
      <style:paragraph-properties fo:margin-left="0cm" fo:margin-right="0cm" fo:line-height="100%" fo:text-indent="0cm" style:auto-text-indent="false"/>
      <style:text-properties style:font-name="Times New Roman" fo:font-size="12pt" officeooo:rsid="00626ef4" officeooo:paragraph-rsid="00fb7497" style:font-size-asian="12pt" style:font-size-complex="12pt"/>
    </style:style>
    <style:style style:name="P72" style:family="paragraph" style:parent-style-name="Text_20_body">
      <style:paragraph-properties fo:margin-left="0cm" fo:margin-right="0cm" fo:line-height="100%" fo:text-indent="0cm" style:auto-text-indent="false"/>
      <style:text-properties style:font-name="Times New Roman" fo:font-size="12pt" officeooo:rsid="006e7f0b" officeooo:paragraph-rsid="00ece6e5" style:font-size-asian="12pt" style:font-size-complex="12pt"/>
    </style:style>
    <style:style style:name="P73" style:family="paragraph" style:parent-style-name="Text_20_body">
      <style:paragraph-properties fo:margin-left="0cm" fo:margin-right="0cm" fo:line-height="100%" fo:text-indent="0cm" style:auto-text-indent="false"/>
      <style:text-properties style:font-name="Times New Roman" fo:font-size="12pt" officeooo:paragraph-rsid="00f52a03" style:font-size-asian="12pt" style:font-size-complex="12pt"/>
    </style:style>
    <style:style style:name="P74" style:family="paragraph" style:parent-style-name="Text_20_body">
      <style:paragraph-properties fo:margin-left="0cm" fo:margin-right="0cm" fo:line-height="100%" fo:text-indent="0cm" style:auto-text-indent="false"/>
      <style:text-properties style:font-name="Times New Roman" fo:font-size="12pt" officeooo:paragraph-rsid="00fb7497" style:font-size-asian="12pt" style:font-size-complex="12pt"/>
    </style:style>
    <style:style style:name="P75" style:family="paragraph" style:parent-style-name="Text_20_body">
      <style:paragraph-properties fo:margin-left="0cm" fo:margin-right="0cm" fo:line-height="100%" fo:orphans="2" fo:widows="2" fo:text-indent="0cm" style:auto-text-indent="false"/>
    </style:style>
    <style:style style:name="P76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c797f0"/>
    </style:style>
    <style:style style:name="P77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cff54d"/>
    </style:style>
    <style:style style:name="P78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fb7497"/>
    </style:style>
    <style:style style:name="P79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fb1e00"/>
    </style:style>
    <style:style style:name="T1" style:family="text">
      <style:text-properties fo:color="#333333" style:font-name="Times New Roman" fo:font-size="12pt" fo:background-color="#f1f1f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" style:family="text">
      <style:text-properties fo:color="#333333" style:font-name="Times New Roman" fo:font-size="12pt" officeooo:rsid="00c206ac" fo:background-color="#f1f1f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44341e"/>
    </style:style>
    <style:style style:name="T6" style:family="text">
      <style:text-properties fo:font-variant="normal" fo:text-transform="none" fo:letter-spacing="normal" fo:font-style="normal" fo:font-weight="normal" officeooo:rsid="005f7523"/>
    </style:style>
    <style:style style:name="T7" style:family="text">
      <style:text-properties fo:font-variant="normal" fo:text-transform="none" fo:letter-spacing="normal" fo:font-style="normal" fo:font-weight="normal" officeooo:rsid="0063af63"/>
    </style:style>
    <style:style style:name="T8" style:family="text">
      <style:text-properties fo:font-variant="normal" fo:text-transform="none" fo:letter-spacing="normal" fo:font-style="normal" fo:font-weight="normal" officeooo:rsid="00626ef4"/>
    </style:style>
    <style:style style:name="T9" style:family="text">
      <style:text-properties fo:font-variant="normal" fo:text-transform="none" fo:letter-spacing="normal" fo:font-style="normal" fo:font-weight="normal" officeooo:rsid="006e7f0b"/>
    </style:style>
    <style:style style:name="T10" style:family="text">
      <style:text-properties fo:font-variant="normal" fo:text-transform="none" fo:letter-spacing="normal" fo:font-style="normal" fo:font-weight="normal" officeooo:rsid="00da23d8"/>
    </style:style>
    <style:style style:name="T11" style:family="text">
      <style:text-properties fo:font-variant="normal" fo:text-transform="none" fo:letter-spacing="normal" fo:font-style="normal" fo:font-weight="normal" officeooo:rsid="00647d6c"/>
    </style:style>
    <style:style style:name="T12" style:family="text">
      <style:text-properties fo:font-variant="normal" fo:text-transform="none" fo:letter-spacing="normal" fo:font-style="normal" officeooo:rsid="0044341e"/>
    </style:style>
    <style:style style:name="T1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letter-spacing="normal" fo:font-style="normal" fo:font-weight="bold" officeooo:rsid="006b57b9" style:font-weight-asian="bold" style:font-weight-complex="bold"/>
    </style:style>
    <style:style style:name="T15" style:family="text">
      <style:text-properties fo:font-variant="normal" fo:text-transform="none" fo:letter-spacing="normal" fo:font-style="normal" fo:font-weight="bold" officeooo:rsid="0044341e" style:font-weight-asian="bold" style:font-weight-complex="bold"/>
    </style:style>
    <style:style style:name="T16" style:family="text">
      <style:text-properties fo:font-variant="normal" fo:text-transform="none" fo:color="#1976d2" style:text-line-through-style="none" style:text-line-through-type="none" style:font-name="Times New Roman" fo:font-size="12pt" fo:letter-spacing="normal" fo:font-style="normal" style:text-underline-style="none" fo:font-weight="normal" officeooo:rsid="005a7380" style:text-blinking="false" style:font-size-asian="12pt" style:font-size-complex="12pt"/>
    </style:style>
    <style:style style:name="T17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style:font-name="Times New Roman" fo:font-size="12pt" fo:letter-spacing="normal" fo:font-style="normal" fo:font-weight="normal" officeooo:rsid="00135318" style:font-size-asian="12pt" style:font-size-complex="12pt"/>
    </style:style>
    <style:style style:name="T20" style:family="text">
      <style:text-properties fo:font-variant="normal" fo:text-transform="none" style:font-name="Times New Roman" fo:font-size="12pt" fo:letter-spacing="normal" fo:font-style="normal" fo:font-weight="normal" officeooo:rsid="00078123" style:font-size-asian="12pt" style:font-size-complex="12pt"/>
    </style:style>
    <style:style style:name="T21" style:family="text">
      <style:text-properties fo:font-variant="normal" fo:text-transform="none" style:font-name="Times New Roman" fo:font-size="12pt" fo:letter-spacing="normal" fo:font-style="normal" fo:font-weight="normal" officeooo:rsid="0044341e" style:font-size-asian="12pt" style:font-size-complex="12pt"/>
    </style:style>
    <style:style style:name="T22" style:family="text">
      <style:text-properties fo:font-variant="normal" fo:text-transform="none" style:font-name="Times New Roman" fo:font-size="12pt" fo:letter-spacing="normal" fo:font-style="normal" fo:font-weight="normal" officeooo:rsid="00727953" style:font-size-asian="12pt" style:font-size-complex="12pt"/>
    </style:style>
    <style:style style:name="T23" style:family="text">
      <style:text-properties fo:font-variant="normal" fo:text-transform="none" style:font-name="Times New Roman" fo:font-size="12pt" fo:letter-spacing="normal" fo:font-style="normal" fo:font-weight="normal" officeooo:rsid="007f8727" style:font-size-asian="12pt" style:font-size-complex="12pt"/>
    </style:style>
    <style:style style:name="T24" style:family="text">
      <style:text-properties fo:font-variant="normal" fo:text-transform="none" style:font-name="Times New Roman" fo:font-size="12pt" fo:letter-spacing="normal" fo:font-style="normal" fo:font-weight="normal" officeooo:rsid="0080cdef" style:font-size-asian="12pt" style:font-size-complex="12pt"/>
    </style:style>
    <style:style style:name="T25" style:family="text">
      <style:text-properties fo:font-variant="normal" fo:text-transform="none" style:font-name="Times New Roman" fo:font-size="12pt" fo:letter-spacing="normal" fo:font-style="normal" fo:font-weight="normal" officeooo:rsid="00c6091e" style:font-size-asian="12pt" style:font-size-complex="12pt"/>
    </style:style>
    <style:style style:name="T26" style:family="text">
      <style:text-properties fo:font-variant="normal" fo:text-transform="none" style:font-name="Times New Roman" fo:font-size="12pt" fo:letter-spacing="normal" fo:font-style="normal" fo:font-weight="normal" officeooo:rsid="00cff54d" style:font-size-asian="12pt" style:font-size-complex="12pt"/>
    </style:style>
    <style:style style:name="T27" style:family="text">
      <style:text-properties fo:font-variant="normal" fo:text-transform="none" style:font-name="Times New Roman" fo:font-size="12pt" fo:letter-spacing="normal" fo:font-style="normal" fo:font-weight="normal" officeooo:rsid="000b54ac" style:font-size-asian="12pt" style:font-size-complex="12pt"/>
    </style:style>
    <style:style style:name="T28" style:family="text">
      <style:text-properties fo:font-variant="normal" fo:text-transform="none" style:font-name="Times New Roman" fo:font-size="12pt" fo:letter-spacing="normal" fo:font-style="normal" fo:font-weight="normal" officeooo:rsid="00d10c63" style:font-size-asian="12pt" style:font-size-complex="12pt"/>
    </style:style>
    <style:style style:name="T29" style:family="text">
      <style:text-properties fo:font-variant="normal" fo:text-transform="none" style:font-name="Times New Roman" fo:font-size="12pt" fo:letter-spacing="normal" fo:font-style="normal" fo:font-weight="normal" officeooo:rsid="00e407af" style:font-size-asian="12pt" style:font-size-complex="12pt"/>
    </style:style>
    <style:style style:name="T30" style:family="text">
      <style:text-properties fo:font-variant="normal" fo:text-transform="none" style:font-name="Times New Roman" fo:font-size="12pt" fo:letter-spacing="normal" fo:font-style="normal" fo:font-weight="normal" officeooo:rsid="00e5280f" style:font-size-asian="12pt" style:font-size-complex="12pt"/>
    </style:style>
    <style:style style:name="T31" style:family="text">
      <style:text-properties fo:font-variant="normal" fo:text-transform="none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32" style:family="text">
      <style:text-properties fo:font-variant="normal" fo:text-transform="none" style:font-name="Times New Roman" fo:font-size="12pt" fo:letter-spacing="normal" fo:font-style="normal" fo:font-weight="normal" officeooo:rsid="00460251" style:font-size-asian="12pt" style:font-style-asian="normal" style:font-size-complex="12pt" style:font-style-complex="normal"/>
    </style:style>
    <style:style style:name="T33" style:family="text">
      <style:text-properties fo:font-variant="normal" fo:text-transform="none" style:font-name="Times New Roman" fo:font-size="12pt" fo:letter-spacing="normal" fo:font-style="normal" fo:font-weight="normal" officeooo:rsid="0046d582" style:font-size-asian="12pt" style:font-style-asian="normal" style:font-size-complex="12pt" style:font-style-complex="normal"/>
    </style:style>
    <style:style style:name="T34" style:family="text">
      <style:text-properties fo:font-variant="normal" fo:text-transform="none" style:font-name="Times New Roman" fo:font-size="12pt" fo:letter-spacing="normal" fo:font-style="normal" fo:font-weight="normal" officeooo:rsid="00495dc2" style:font-size-asian="12pt" style:font-style-asian="normal" style:font-size-complex="12pt" style:font-style-complex="normal"/>
    </style:style>
    <style:style style:name="T35" style:family="text">
      <style:text-properties fo:font-variant="normal" fo:text-transform="none" style:font-name="Times New Roman" fo:font-size="12pt" fo:letter-spacing="normal" fo:font-style="normal" fo:font-weight="normal" officeooo:rsid="00500175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style:font-name="Times New Roman" fo:font-size="12pt" fo:letter-spacing="normal" fo:font-style="normal" fo:font-weight="normal" officeooo:rsid="005a7380" style:font-size-asian="12pt" style:font-style-asian="normal" style:font-size-complex="12pt" style:font-style-complex="normal"/>
    </style:style>
    <style:style style:name="T37" style:family="text">
      <style:text-properties fo:font-variant="normal" fo:text-transform="none" style:font-name="Times New Roman" fo:font-size="12pt" fo:letter-spacing="normal" fo:font-style="normal" fo:font-weight="normal" officeooo:rsid="004c1273" style:font-size-asian="12pt" style:font-style-asian="normal" style:font-size-complex="12pt" style:font-style-complex="normal"/>
    </style:style>
    <style:style style:name="T38" style:family="text">
      <style:text-properties fo:font-variant="normal" fo:text-transform="none" style:font-name="Times New Roman" fo:font-size="12pt" fo:letter-spacing="normal" fo:font-style="normal" fo:font-weight="normal" officeooo:rsid="004cf266" style:font-size-asian="12pt" style:font-style-asian="normal" style:font-size-complex="12pt" style:font-style-complex="normal"/>
    </style:style>
    <style:style style:name="T39" style:family="text">
      <style:text-properties fo:font-variant="normal" fo:text-transform="none" style:font-name="Times New Roman" fo:font-size="12pt" fo:letter-spacing="normal" fo:font-style="normal" fo:font-weight="normal" officeooo:rsid="0091602c" style:font-size-asian="12pt" style:font-style-asian="normal" style:font-size-complex="12pt" style:font-style-complex="normal"/>
    </style:style>
    <style:style style:name="T40" style:family="text">
      <style:text-properties fo:font-variant="normal" fo:text-transform="none" style:font-name="Times New Roman" fo:font-size="12pt" fo:letter-spacing="normal" fo:font-style="normal" fo:font-weight="normal" officeooo:rsid="0093908c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style:font-name="Times New Roman" fo:font-size="12pt" fo:letter-spacing="normal" fo:font-style="normal" fo:font-weight="normal" officeooo:rsid="0044341e" style:font-size-asian="12pt" style:font-style-asian="normal" style:font-size-complex="12pt" style:font-style-complex="normal"/>
    </style:style>
    <style:style style:name="T42" style:family="text">
      <style:text-properties fo:font-variant="normal" fo:text-transform="none" style:font-name="Times New Roman" fo:font-size="12pt" fo:letter-spacing="normal" fo:font-style="normal" fo:font-weight="bold" style:font-size-asian="12pt" style:font-size-complex="12pt"/>
    </style:style>
    <style:style style:name="T43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6e7f0b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officeooo:rsid="00078123"/>
    </style:style>
    <style:style style:name="T46" style:family="text">
      <style:text-properties officeooo:rsid="000b54ac"/>
    </style:style>
    <style:style style:name="T47" style:family="text">
      <style:text-properties officeooo:rsid="000be626"/>
    </style:style>
    <style:style style:name="T48" style:family="text">
      <style:text-properties officeooo:rsid="0014cf39"/>
    </style:style>
    <style:style style:name="T49" style:family="text">
      <style:text-properties officeooo:rsid="001d9dee"/>
    </style:style>
    <style:style style:name="T50" style:family="text">
      <style:text-properties officeooo:rsid="0034cf0e"/>
    </style:style>
    <style:style style:name="T51" style:family="text">
      <style:text-properties fo:font-weight="normal"/>
    </style:style>
    <style:style style:name="T52" style:family="text">
      <style:text-properties fo:font-weight="normal" officeooo:rsid="0044341e"/>
    </style:style>
    <style:style style:name="T53" style:family="text">
      <style:text-properties officeooo:rsid="0044341e"/>
    </style:style>
    <style:style style:name="T54" style:family="text">
      <style:text-properties style:text-line-through-style="none" style:text-line-through-type="none" style:font-name="Times New Roman" fo:font-size="12pt" style:text-underline-style="none" style:text-blinking="false" style:font-size-asian="12pt" style:font-size-complex="12pt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0b54ac" style:font-weight-asian="bold" style:font-weight-complex="bold"/>
    </style:style>
    <style:style style:name="T57" style:family="text">
      <style:text-properties officeooo:rsid="00626ef4"/>
    </style:style>
    <style:style style:name="T58" style:family="text">
      <style:text-properties officeooo:rsid="006b57b9"/>
    </style:style>
    <style:style style:name="T59" style:family="text">
      <style:text-properties style:font-name="Times New Roman" fo:font-size="12pt" style:font-size-asian="12pt" style:font-size-complex="12pt"/>
    </style:style>
    <style:style style:name="T60" style:family="text">
      <style:text-properties style:font-name="Times New Roman" fo:font-size="12pt" officeooo:rsid="002a0faf" style:font-size-asian="12pt" style:font-size-complex="12pt"/>
    </style:style>
    <style:style style:name="T61" style:family="text">
      <style:text-properties style:font-name="Times New Roman" fo:font-size="12pt" officeooo:rsid="002b168d" style:font-size-asian="12pt" style:font-size-complex="12pt"/>
    </style:style>
    <style:style style:name="T62" style:family="text">
      <style:text-properties style:font-name="Times New Roman" fo:font-size="12pt" officeooo:rsid="00680563" style:font-size-asian="12pt" style:font-size-complex="12pt"/>
    </style:style>
    <style:style style:name="T63" style:family="text">
      <style:text-properties style:font-name="Times New Roman" fo:font-size="12pt" officeooo:rsid="006deb2b" style:font-size-asian="12pt" style:font-size-complex="12pt"/>
    </style:style>
    <style:style style:name="T64" style:family="text">
      <style:text-properties style:font-name="Times New Roman" fo:font-size="12pt" officeooo:rsid="009cc1ba" style:font-size-asian="12pt" style:font-size-complex="12pt"/>
    </style:style>
    <style:style style:name="T65" style:family="text">
      <style:text-properties style:font-name="Times New Roman" fo:font-size="12pt" officeooo:rsid="009e5471" style:font-size-asian="12pt" style:font-size-complex="12pt"/>
    </style:style>
    <style:style style:name="T66" style:family="text">
      <style:text-properties style:font-name="Times New Roman" fo:font-size="12pt" officeooo:rsid="009fd05f" style:font-size-asian="12pt" style:font-size-complex="12pt"/>
    </style:style>
    <style:style style:name="T67" style:family="text">
      <style:text-properties style:font-name="Times New Roman" fo:font-size="12pt" officeooo:rsid="00d72536" style:font-size-asian="12pt" style:font-size-complex="12pt"/>
    </style:style>
    <style:style style:name="T68" style:family="text">
      <style:text-properties style:font-name="Times New Roman" fo:font-size="12pt" officeooo:rsid="00d82879" style:font-size-asian="12pt" style:font-size-complex="12pt"/>
    </style:style>
    <style:style style:name="T69" style:family="text">
      <style:text-properties style:font-name="Times New Roman" fo:font-size="12pt" style:font-size-asian="12pt" style:font-style-asian="normal" style:font-size-complex="12pt" style:font-style-complex="normal"/>
    </style:style>
    <style:style style:name="T70" style:family="text">
      <style:text-properties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71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72" style:family="text">
      <style:text-properties style:font-name="Times New Roman" fo:font-size="12pt" fo:font-style="normal" officeooo:rsid="00b74aba" style:font-size-asian="12pt" style:font-style-asian="normal" style:font-size-complex="12pt" style:font-style-complex="normal"/>
    </style:style>
    <style:style style:name="T73" style:family="text">
      <style:text-properties style:font-name="Times New Roman" fo:font-size="12pt" fo:font-style="normal" officeooo:rsid="00be3843" style:font-size-asian="12pt" style:font-style-asian="normal" style:font-size-complex="12pt" style:font-style-complex="normal"/>
    </style:style>
    <style:style style:name="T74" style:family="text">
      <style:text-properties style:font-name="Times New Roman" fo:font-size="12pt" fo:font-style="normal" officeooo:rsid="00c206ac" style:font-size-asian="12pt" style:font-style-asian="normal" style:font-size-complex="12pt" style:font-style-complex="normal"/>
    </style:style>
    <style:style style:name="T75" style:family="text">
      <style:text-properties style:font-name="Times New Roman" fo:font-size="12pt" fo:font-style="normal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officeooo:rsid="000be8e7" style:font-weight-asian="bold" style:font-weight-complex="bold"/>
    </style:style>
    <style:style style:name="T77" style:family="text">
      <style:text-properties officeooo:rsid="00738b1b"/>
    </style:style>
    <style:style style:name="T78" style:family="text">
      <style:text-properties officeooo:rsid="0078cfc2"/>
    </style:style>
    <style:style style:name="T79" style:family="text">
      <style:text-properties officeooo:rsid="007b3e48"/>
    </style:style>
    <style:style style:name="T80" style:family="text">
      <style:text-properties officeooo:rsid="007b3f83"/>
    </style:style>
    <style:style style:name="T81" style:family="text">
      <style:text-properties officeooo:rsid="007deac4"/>
    </style:style>
    <style:style style:name="T82" style:family="text">
      <style:text-properties officeooo:rsid="00884b2f"/>
    </style:style>
    <style:style style:name="T83" style:family="text">
      <style:text-properties officeooo:rsid="008b763c"/>
    </style:style>
    <style:style style:name="T84" style:family="text">
      <style:text-properties officeooo:rsid="008dffd9"/>
    </style:style>
    <style:style style:name="T85" style:family="text">
      <style:text-properties officeooo:rsid="0095e622"/>
    </style:style>
    <style:style style:name="T86" style:family="text">
      <style:text-properties officeooo:rsid="0096bd92"/>
    </style:style>
    <style:style style:name="T87" style:family="text">
      <style:text-properties officeooo:rsid="00977747"/>
    </style:style>
    <style:style style:name="T88" style:family="text">
      <style:text-properties officeooo:rsid="00992777"/>
    </style:style>
    <style:style style:name="T89" style:family="text">
      <style:text-properties style:font-size-asian="12pt" style:font-size-complex="12pt"/>
    </style:style>
    <style:style style:name="T90" style:family="text">
      <style:text-properties officeooo:rsid="00b4d748" style:font-size-asian="12pt" style:font-size-complex="12pt"/>
    </style:style>
    <style:style style:name="T91" style:family="text">
      <style:text-properties officeooo:rsid="00a0d076"/>
    </style:style>
    <style:style style:name="T92" style:family="text">
      <style:text-properties officeooo:rsid="00a77cdb"/>
    </style:style>
    <style:style style:name="T93" style:family="text">
      <style:text-properties officeooo:rsid="00a9dff2"/>
    </style:style>
    <style:style style:name="T94" style:family="text">
      <style:text-properties officeooo:rsid="00b1cd7b"/>
    </style:style>
    <style:style style:name="T95" style:family="text">
      <style:text-properties officeooo:rsid="00b38d66"/>
    </style:style>
    <style:style style:name="T96" style:family="text">
      <style:text-properties officeooo:rsid="00cb6188"/>
    </style:style>
    <style:style style:name="T97" style:family="text">
      <style:text-properties officeooo:rsid="00ce9eb8"/>
    </style:style>
    <style:style style:name="T98" style:family="text">
      <style:text-properties officeooo:rsid="00d5b18a"/>
    </style:style>
    <style:style style:name="T99" style:family="text">
      <style:text-properties style:use-window-font-color="true" officeooo:rsid="006e7f0b" style:font-style-asian="normal" style:font-weight-asian="normal" style:font-style-complex="normal" style:font-weight-complex="normal"/>
    </style:style>
    <style:style style:name="T100" style:family="text">
      <style:text-properties style:use-window-font-color="true" officeooo:rsid="006e7f0b" style:font-style-asian="normal" style:font-style-complex="normal"/>
    </style:style>
    <style:style style:name="T101" style:family="text">
      <style:text-properties style:use-window-font-color="true" style:text-line-through-style="none" style:text-line-through-type="none" style:text-underline-style="none" officeooo:rsid="006e7f0b" style:text-blinking="false" style:font-style-asian="normal" style:font-weight-asian="normal" style:font-style-complex="normal" style:font-weight-complex="normal"/>
    </style:style>
    <style:style style:name="T102" style:family="text">
      <style:text-properties style:use-window-font-color="true" style:text-line-through-style="none" style:text-line-through-type="none" style:text-underline-style="none" officeooo:rsid="00db59ea" style:text-blinking="false" style:font-style-asian="normal" style:font-weight-asian="normal" style:font-style-complex="normal" style:font-weight-complex="normal"/>
    </style:style>
    <style:style style:name="T103" style:family="text">
      <style:text-properties style:use-window-font-color="true" fo:font-weight="normal" style:font-style-asian="normal" style:font-weight-asian="normal" style:font-style-complex="normal" style:font-weight-complex="normal"/>
    </style:style>
    <style:style style:name="T104" style:family="text">
      <style:text-properties style:use-window-font-color="true" fo:font-weight="normal" officeooo:rsid="0106069e" style:font-style-asian="normal" style:font-weight-asian="normal" style:font-style-complex="normal" style:font-weight-complex="normal"/>
    </style:style>
    <style:style style:name="T105" style:family="text">
      <style:text-properties style:use-window-font-color="true" fo:font-weight="normal" officeooo:rsid="01071980" style:font-style-asian="normal" style:font-weight-asian="normal" style:font-style-complex="normal" style:font-weight-complex="normal"/>
    </style:style>
    <style:style style:name="T106" style:family="text">
      <style:text-properties style:use-window-font-color="true" fo:font-weight="normal" officeooo:rsid="006e7f0b" style:font-style-asian="normal" style:font-weight-asian="normal" style:font-style-complex="normal" style:font-weight-complex="normal"/>
    </style:style>
    <style:style style:name="T107" style:family="text">
      <style:text-properties style:use-window-font-color="true" fo:font-weight="normal" officeooo:rsid="01114fcf" style:font-style-asian="normal" style:font-weight-asian="normal" style:font-style-complex="normal" style:font-weight-complex="normal"/>
    </style:style>
    <style:style style:name="T108" style:family="text">
      <style:text-properties style:use-window-font-color="true" style:font-name="Roboto" fo:font-size="10.5pt" fo:font-weight="normal" officeooo:rsid="006e7f0b" style:font-style-asian="normal" style:font-style-complex="normal"/>
    </style:style>
    <style:style style:name="T109" style:family="text">
      <style:text-properties style:use-window-font-color="true" style:font-name="Roboto" fo:font-size="10.5pt" fo:font-weight="normal" officeooo:rsid="01145cbc" style:font-style-asian="normal" style:font-style-complex="normal"/>
    </style:style>
    <style:style style:name="T110" style:family="text">
      <style:text-properties style:use-window-font-color="true" style:font-name="Roboto" fo:font-size="10.5pt" fo:font-weight="normal" officeooo:rsid="0115d43f" style:font-style-asian="normal" style:font-style-complex="normal"/>
    </style:style>
    <style:style style:name="T111" style:family="text">
      <style:text-properties style:use-window-font-color="true" style:font-name="Roboto" fo:font-size="10.5pt" fo:font-weight="normal" officeooo:rsid="006e7f0b" style:font-style-asian="normal" style:font-weight-asian="normal" style:font-style-complex="normal" style:font-weight-complex="normal"/>
    </style:style>
    <style:style style:name="T112" style:family="text">
      <style:text-properties style:use-window-font-color="true" style:font-name="Roboto" fo:font-size="10.5pt" fo:font-weight="normal" officeooo:rsid="0106069e" style:font-style-asian="normal" style:font-weight-asian="normal" style:font-style-complex="normal" style:font-weight-complex="normal"/>
    </style:style>
    <style:style style:name="T113" style:family="text">
      <style:text-properties style:use-window-font-color="true" style:font-name="Roboto" fo:font-size="10.5pt" fo:font-weight="normal" officeooo:rsid="010c6155" style:font-style-asian="normal" style:font-weight-asian="normal" style:font-style-complex="normal" style:font-weight-complex="normal"/>
    </style:style>
    <style:style style:name="T114" style:family="text">
      <style:text-properties style:use-window-font-color="true" officeooo:rsid="006e7f0b" style:font-size-asian="12pt" style:font-style-asian="normal" style:font-weight-asian="bold" style:font-size-complex="12pt" style:font-style-complex="normal" style:font-weight-complex="bold"/>
    </style:style>
    <style:style style:name="T115" style:family="text">
      <style:text-properties officeooo:rsid="01169bfa" style:font-weight-asian="normal" style:font-weight-complex="normal"/>
    </style:style>
    <style:style style:name="T116" style:family="text">
      <style:text-properties officeooo:rsid="01179cbd" style:font-weight-asian="normal" style:font-weight-complex="normal"/>
    </style:style>
    <style:style style:name="T117" style:family="text">
      <style:text-properties officeooo:rsid="01190f02" style:font-weight-asian="normal" style:font-weight-complex="normal"/>
    </style:style>
    <style:style style:name="T118" style:family="text">
      <style:text-properties officeooo:rsid="01249f78"/>
    </style:style>
    <style:style style:name="T119" style:family="text">
      <style:text-properties fo:font-size="13pt" officeooo:rsid="01249f78" style:font-size-asian="13pt" style:font-size-complex="13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><text:tab/><text:tab/><text:tab/><text:tab/><text:span text:style-name="T119">Angular Basic’s</text:span></text:p>
      <text:p text:style-name="P21"><text:span text:style-name="T76">Component:</text:span></text:p>
      <text:p text:style-name="P53"><text:tab/>Components are the most basic UI building block of an Angular app. An Angular app <text:tab/>contains a tree of Angular components.</text:p>
      <text:p text:style-name="P16"><text:tab/>Component creation : </text:p>
      <text:p text:style-name="P17"><text:tab/><text:tab/>ng generate component component_name </text:p>
      <text:p text:style-name="P17"/>
      <text:p text:style-name="P53"><text:tab/>Angular components are a subset of directives, always associated with a template. Unlike <text:tab/>other directives, only one component can be instantiated per an element in a template.</text:p>
      <text:p text:style-name="P75"><text:span text:style-name="T18"><text:tab/>A component must belong to an NgModule in order for it to be available to another <text:tab/>component or application. To make it a member of an NgModule, list it in the </text:span><text:span text:style-name="T19">declaration</text:span><text:span text:style-name="T22">s <text:tab/></text:span><text:span text:style-name="T18">field of the </text:span><text:span text:style-name="T19">@Ngmodule </text:span><text:span text:style-name="T18">metadata.</text:span></text:p>
      <text:p text:style-name="P10"><text:tab/>Decorator that marks a class as an Angular component and provides configuration metadata <text:tab/>that determines how the component should be processed, instantiated, and used at runtime.</text:p>
      <text:p text:style-name="P10"/>
      <text:p text:style-name="P53"><text:span text:style-name="T48"><text:tab/>T</text:span>hese options <text:span text:style-name="T77">are</text:span> contro<text:span text:style-name="T77">l</text:span> by implementing life-cycle hooks. A component has a lifecycle <text:tab/>managed by Angular.</text:p>
      <text:p text:style-name="P53"><text:tab/><text:span text:style-name="T92">Import component from @angular/core. That is,</text:span></text:p>
      <text:p text:style-name="P53"><text:tab/><text:tab/><text:span text:style-name="T92">import {Component} from ‘@angular/core’</text:span></text:p>
      <text:p text:style-name="P4"><text:tab/>Ex: </text:p>
      <text:p text:style-name="P4"><text:tab/><text:tab/><text:span text:style-name="T93">import {Component} from ‘@angular/core’;</text:span></text:p>
      <text:p text:style-name="P5"><text:tab/><text:tab/><text:span text:style-name="T78">@Component({</text:span></text:p>
      <text:p text:style-name="P6"><text:tab/><text:tab/><text:tab/><text:span text:style-name="T79">selector : ‘./app-root’,</text:span></text:p>
      <text:p text:style-name="P6"><text:tab/><text:tab/><text:tab/><text:span text:style-name="T80">templateUrl : ‘./app.component.html’,</text:span></text:p>
      <text:p text:style-name="P6"><text:tab/><text:tab/><text:tab/><text:span text:style-name="T80">styleUrls : [‘./app.component.css’]</text:span><text:tab/><text:tab/><text:tab/></text:p>
      <text:p text:style-name="P5"><text:span text:style-name="T78"><text:tab/><text:tab/>})</text:span></text:p>
      <text:p text:style-name="P7"><text:tab/><text:tab/><text:span text:style-name="T93">export class AppComponent { }</text:span></text:p>
      <text:p text:style-name="P3"/>
      <text:p text:style-name="P27"><text:span text:style-name="T55">modules:</text:span></text:p>
      <text:p text:style-name="P29"><text:span text:style-name="T55"><text:tab/></text:span>A module is a collection of services, directives, controllers, filters, and configur<text:span text:style-name="T82">e</text:span> <text:tab/>information. </text:p>
      <text:p text:style-name="P39"><text:span text:style-name="T18"><text:tab/>Angular apps are modular and Angular has its own modularity system called </text:span><text:span text:style-name="T23">NgModules.</text:span></text:p>
      <text:p text:style-name="P39"><text:span text:style-name="T23"><text:tab/></text:span><text:span text:style-name="T24">An NgModule is defined by a class decorated with @NgModule().</text:span></text:p>
      <text:p text:style-name="P22"><text:span text:style-name="T18"><text:tab/>The basic building blocks of an Angular application are </text:span><text:span text:style-name="Emphasis"><text:span text:style-name="T18">NgModules</text:span></text:span><text:span text:style-name="T18">, which provide a <text:tab/>compilation context for </text:span><text:span text:style-name="Emphasis"><text:span text:style-name="T18">components</text:span></text:span><text:span text:style-name="T18">. NgModules collect related code into functional sets; an <text:tab/>Angular app is defined by a set of NgModules. </text:span></text:p>
      <text:p text:style-name="P22"><text:span text:style-name="T18"><text:tab/>An app always has at least a </text:span><text:span text:style-name="Emphasis"><text:span text:style-name="T18">root module </text:span></text:span><text:span text:style-name="T18">that enables bootstrapping, and typically has many <text:tab/>more </text:span><text:span text:style-name="Emphasis"><text:span text:style-name="T18">feature modules</text:span></text:span><text:span text:style-name="T18">.</text:span></text:p>
      <text:p text:style-name="P28"><text:tab/>An NgModule is a class marked by the @NgModule decorator. <text:span text:style-name="T83">The </text:span>@NgModule takes a <text:tab/>metadata object that describes how to compile a component's template and how to create an <text:tab/>injector at runtime.</text:p>
      <text:p text:style-name="P30"><text:tab/><text:span text:style-name="T81">A</text:span>ngular.module is used to configure the $injector. </text:p>
      <text:p text:style-name="P35"/>
      <text:p text:style-name="P35"/>
      <text:p text:style-name="P35"><text:soft-page-break/></text:p>
      <text:p text:style-name="P35">Two way <text:span text:style-name="T84">Data</text:span> binding:</text:p>
      <text:p text:style-name="P39"><text:span text:style-name="T31"><text:tab/>Angular supports</text:span><text:span text:style-name="T32"> </text:span><text:span text:style-name="Emphasis"><text:span text:style-name="T70">two-way data binding. </text:span></text:span><text:span text:style-name="Emphasis"><text:span text:style-name="T33">Two-way data binding means <text:s/>if user change value <text:tab/>from frontend(DOM) then it will reflected in program data. </text:span></text:span></text:p>
      <text:p text:style-name="P39"><text:span text:style-name="Emphasis"><text:span text:style-name="T34"><text:tab/>Two-way binding is done by the use of ngModel </text:span></text:span><text:span text:style-name="Emphasis"><text:span text:style-name="T35">and interpolation. </text:span></text:span><text:span text:style-name="Emphasis"><text:span text:style-name="T39">T</text:span></text:span><text:span text:style-name="Emphasis"><text:span text:style-name="T35">he Angular </text:span></text:span><text:span text:style-name="Emphasis"><text:span text:style-name="T36">NgModel</text:span></text:span><text:span text:style-name="Emphasis"><text:span text:style-name="T16"> <text:tab/></text:span></text:span><text:span text:style-name="Emphasis"><text:span text:style-name="T35">directive is a bridge that enables two-way binding to form elements.</text:span></text:span></text:p>
      <text:p text:style-name="P40"><text:span text:style-name="Emphasis"><text:span text:style-name="T34"><text:tab/>Ex: <text:tab/></text:span></text:span></text:p>
      <text:p text:style-name="P40"><text:span text:style-name="Emphasis"><text:span text:style-name="T34"><text:tab/><text:tab/>&lt;input type=”text” [(ngModel)]=”name”&gt;</text:span></text:span></text:p>
      <text:p text:style-name="P39"><text:span text:style-name="Emphasis"><text:span text:style-name="T34"><text:s text:c="5"/><text:tab/><text:tab/></text:span></text:span><text:span text:style-name="Emphasis"><text:span text:style-name="T37">Given Data is : {{name}}.</text:span></text:span></text:p>
      <text:p text:style-name="P40"><text:span text:style-name="Emphasis"><text:span text:style-name="T38"><text:tab/>Output will be like,</text:span></text:span></text:p>
      <text:p text:style-name="P39"><text:span text:style-name="Emphasis"><text:span text:style-name="T38"><text:tab/><text:tab/>if user type hello, then it will show</text:span></text:span><text:span text:style-name="Emphasis"><text:span text:style-name="T40">s </text:span></text:span><text:span text:style-name="Emphasis"><text:span text:style-name="T38">: “Given Data is : hello”</text:span></text:span></text:p>
      <text:p text:style-name="P65">Router:</text:p>
      <text:p text:style-name="P42"><text:span text:style-name="T59"><text:tab/>The Angular </text:span><text:span text:style-name="T62">Router</text:span><text:span text:style-name="Source_20_Text"><text:span text:style-name="T54"> </text:span></text:span><text:span text:style-name="T59">enables navigation from on</text:span><text:span text:style-name="T62">e view </text:span><text:span text:style-name="T59">to </text:span><text:span text:style-name="T62">another.</text:span></text:p>
      <text:p text:style-name="P52"><text:tab/>The Angular Router is an optional service that presents a particular component view for a <text:tab/>given URL. It is not part of the Angular core. </text:p>
      <text:p text:style-name="P52"><text:tab/>It is in its own library package<text:span text:style-name="T98">, @angular/router.</text:span></text:p>
      <text:p text:style-name="P42"><text:span text:style-name="T59"><text:tab/>Most routing applications should add a </text:span><text:span text:style-name="T67">&lt;base&gt; </text:span><text:span text:style-name="T59">element to the </text:span><text:span text:style-name="T67">index.html </text:span><text:span text:style-name="T59">as the first child in <text:tab/>the </text:span><text:span text:style-name="T68">&lt;head&gt; </text:span><text:span text:style-name="T59">tag to tell the router how to compose navigation URLs. </text:span><text:span text:style-name="T63">That is, </text:span></text:p>
      <text:p text:style-name="P42"><text:span text:style-name="T63"><text:tab/><text:tab/>&lt;base href=”/”&gt;</text:span></text:p>
      <text:p text:style-name="P51"><text:tab/> <text:span text:style-name="T58">Importing router : </text:span></text:p>
      <text:p text:style-name="P57"><text:span text:style-name="T57"><text:tab/><text:tab/>import {RouterModule, Routes} from ‘@angular/router’;</text:span></text:p>
      <text:p text:style-name="P9"/>
      <text:p text:style-name="P18">Templates:</text:p>
      <text:p text:style-name="P18"/>
      <text:p text:style-name="P13"><text:tab/><text:span text:style-name="T91">T</text:span>emplate represents the view. <text:span text:style-name="T86">D</text:span>efine <text:span text:style-name="T85">T</text:span>emplates <text:span text:style-name="T50">by</text:span> two ways. <text:span text:style-name="T50">One is </text:span>using the template key <text:tab/>in our @Component object or specifying a templateUrl .</text:p>
      <text:p text:style-name="P14"><text:tab/><text:span text:style-name="T87">Ex: <text:s/></text:span></text:p>
      <text:p text:style-name="P15"><text:span text:style-name="T87"><text:tab/><text:tab/>templateUrl : ‘./app.component.html’ . Here we given the template location.</text:span></text:p>
      <text:p text:style-name="P15"><text:span text:style-name="T87"><text:tab/><text:tab/><text:tab/><text:tab/> (or)</text:span></text:p>
      <text:p text:style-name="P14"><text:tab/><text:tab/><text:span text:style-name="T88">templateUrl : `&lt;h3&gt;welcome to angular &lt;/h3&gt;`.</text:span></text:p>
      <text:p text:style-name="P11"/>
      <text:p text:style-name="P11"><text:tab/>Angular executes template expressions after every change detection cycle. Change detection <text:tab/>cycles are triggered by many asynchronous activities such as promise resolutions, http <text:tab/>results, timer events, keypresses and mouse moves.</text:p>
      <text:p text:style-name="P9"/>
      <text:p text:style-name="P1"><text:span text:style-name="T59"><text:tab/>The metadata for a component class associates it with a </text:span><text:span text:style-name="T65">template</text:span><text:span text:style-name="Emphasis"><text:span text:style-name="T59"> </text:span></text:span><text:span text:style-name="T59">that defines a view. </text:span></text:p>
      <text:p text:style-name="P1"><text:span text:style-name="T59"><text:tab/>A <text:s/>template combines ordinary HTML with Angular </text:span><text:span text:style-name="T64">directive</text:span><text:span text:style-name="Emphasis"><text:span text:style-name="T59"> </text:span></text:span><text:span text:style-name="T59">and </text:span><text:span text:style-name="T64">binding markup</text:span><text:span text:style-name="Emphasis"><text:span text:style-name="T59"> </text:span></text:span><text:span text:style-name="T59">that allow <text:tab/>Angular to modify the HTML before rendering it for display.</text:span></text:p>
      <text:p text:style-name="P9"/>
      <text:p text:style-name="P2"><text:span text:style-name="T59"><text:tab/>A template combines HTML with Angular markup that can modify HTML elements before <text:tab/>they are displayed. Template </text:span><text:span text:style-name="T66">directive </text:span><text:span text:style-name="T59">provide program logic, and </text:span><text:span text:style-name="T64">binding markup </text:span><text:span text:style-name="T59">connects <text:tab/>your application data and the DOM</text:span></text:p>
      <text:p text:style-name="P72"><text:span text:style-name="T14"/></text:p>
      <text:p text:style-name="P72"><text:soft-page-break/><text:span text:style-name="T14"/></text:p>
      <text:p text:style-name="P72"><text:span text:style-name="T14">m</text:span><text:span text:style-name="T13">etadata :</text:span><text:span text:style-name="T4"> </text:span></text:p>
      <text:p text:style-name="P73"><text:span text:style-name="T9"><text:tab/></text:span><text:span text:style-name="T10">A</text:span><text:span text:style-name="T17"> </text:span><text:span text:style-name="T43">template combines ordinary HTML with Angular directives and binding markup that <text:tab/>allow Angular to modify the HTML before rendering it for display. </text:span></text:p>
      <text:p text:style-name="P73"><text:span text:style-name="T43"><text:tab/>The metadata for a service class provides the informationAngular needs to make it available <text:tab/>to components through dependency injection (DI).</text:span></text:p>
      <text:p text:style-name="P58"><text:span text:style-name="T99"><text:tab/>Directive classes, like component classes, can implement</text:span><text:span text:style-name="T101"> </text:span><text:span text:style-name="T102">life cycle hook </text:span><text:span text:style-name="T99">to influence their <text:tab/>configuration and behavior.</text:span></text:p>
      <text:p text:style-name="P67"><text:span text:style-name="T100">Directives :</text:span></text:p>
      <text:p text:style-name="P67"><text:span text:style-name="T108"><text:tab/>An </text:span><text:span text:style-name="Strong_20_Emphasis"><text:span text:style-name="T111">Attribute</text:span></text:span><text:span text:style-name="T106"> </text:span><text:span text:style-name="T108">directive changes the appearance or behavior of a DOM element. </text:span></text:p>
      <text:p text:style-name="P67"><text:span text:style-name="T108"><text:tab/></text:span><text:span text:style-name="T109">Directives import statement is :</text:span></text:p>
      <text:p text:style-name="P67"><text:span text:style-name="T109"><text:tab/><text:tab/>import {</text:span><text:span text:style-name="T110">Directive</text:span><text:span text:style-name="T109">} from ‘@angular/core’;</text:span></text:p>
      <text:p text:style-name="P70"><text:span text:style-name="T114"><text:tab/></text:span><text:span text:style-name="T112">There are three </text:span><text:span text:style-name="T113">types</text:span><text:span text:style-name="T112"> of directives in Angular:</text:span></text:p>
      <text:p text:style-name="P67"><text:span text:style-name="T104"><text:tab/><text:tab/></text:span><text:span text:style-name="T105">1. Component directives with a template.</text:span></text:p>
      <text:p text:style-name="P68"><text:span text:style-name="T103"><text:tab/><text:tab/>2. Structure directives<text:tab/></text:span></text:p>
      <text:p text:style-name="P69"><text:span text:style-name="T103"><text:tab/><text:tab/>3. Attribute directives.</text:span></text:p>
      <text:p text:style-name="P69"><text:span text:style-name="T103"><text:tab/></text:span><text:span text:style-name="T107">Command for create new directives class file :</text:span></text:p>
      <text:p text:style-name="P69"><text:span text:style-name="T107"><text:tab/><text:tab/>ng generate directive directive_name</text:span></text:p>
      <text:p text:style-name="P19">Pipe:</text:p>
      <text:p text:style-name="P12"><text:span text:style-name="T45"><text:tab/></text:span>Angular pipes, a way to write display-value transformations that you can declare in your <text:tab/>HTML.</text:p>
      <text:p text:style-name="P12"/>
      <text:p text:style-name="P12"><text:tab/>A pipe takes in data as input and transforms it to a desired output. </text:p>
      <text:p text:style-name="P8"/>
      <text:p text:style-name="P8"><text:tab/>Pipe operator is ‘|’.</text:p>
      <text:p text:style-name="P12"/>
      <text:p text:style-name="P54"><text:tab/>Angular comes with a stock of pipes such as <text:span text:style-name="T49">DatePipe, UpperCasePipe, LowerCasePipe, <text:tab/>CurrencyPipe and PercentPipe.</text:span> They are all available for use in any template.</text:p>
      <text:p text:style-name="P55"><text:tab/>A pipe can accept any number of optional parameters. <text:span text:style-name="T94">If <text:s/>you want to</text:span> add parameters to <text:span text:style-name="T94">that <text:tab/></text:span>pipe <text:span text:style-name="T94">then</text:span> follow the pipe name with a colon ( : ) and then the parameter value. <text:span text:style-name="T94">T</text:span>he pipe <text:tab/>accepts multiple parameters, separate the values with colons.</text:p>
      <text:p text:style-name="P49"><text:tab/><text:span text:style-name="T95">E</text:span>x: </text:p>
      <text:p text:style-name="P62"><text:span text:style-name="T89"><text:tab/><text:tab/>&lt;p&gt;The </text:span><text:span text:style-name="T90">Date</text:span><text:span text:style-name="T89"> is {{ </text:span><text:span text:style-name="T90">Date</text:span><text:span text:style-name="T89"> | date:"MM/dd/yy" }} &lt;/p&gt;</text:span></text:p>
      <text:p text:style-name="P44"><text:span text:style-name="T59"><text:tab/>There are two categories of pipes : </text:span></text:p>
      <text:p text:style-name="P45"><text:span text:style-name="Emphasis"><text:span text:style-name="T59"><text:tab/><text:tab/><text:tab/></text:span></text:span><text:span text:style-name="Emphasis"><text:span text:style-name="T72">1.</text:span></text:span><text:span text:style-name="Emphasis"><text:span text:style-name="T71">pure : Angular executes a </text:span></text:span><text:span text:style-name="Emphasis"><text:span text:style-name="T75">pure pipe</text:span></text:span><text:span text:style-name="Emphasis"><text:span text:style-name="T59"> </text:span></text:span><text:span text:style-name="Emphasis"><text:span text:style-name="T71">only when it detects a </text:span></text:span><text:span text:style-name="Emphasis"><text:span text:style-name="T59">pure change </text:span></text:span><text:span text:style-name="Emphasis"><text:span text:style-name="T71">to <text:tab/><text:tab/><text:tab/><text:tab/> <text:s/>the input value.</text:span></text:span></text:p>
      <text:p text:style-name="P46"><text:span text:style-name="Emphasis"><text:span text:style-name="T71"><text:tab/><text:tab/><text:tab/></text:span></text:span><text:span text:style-name="Emphasis"><text:span text:style-name="T72">2.</text:span></text:span><text:span text:style-name="Emphasis"><text:span text:style-name="T71">impure : Angular executes an impure pipe during every component change <text:tab/><text:tab/><text:tab/><text:tab/> <text:s text:c="4"/>detection cycle. An impure pipe is called </text:span></text:span><text:span text:style-name="Emphasis"><text:span text:style-name="T73">while</text:span></text:span><text:span text:style-name="Emphasis"><text:span text:style-name="T71"> every <text:tab/><text:tab/><text:tab/> <text:s text:c="5"/><text:tab/><text:tab/> <text:s text:c="5"/>keystroke or mouse-move.</text:span></text:span></text:p>
      <text:p text:style-name="P44"><text:span text:style-name="T69"><text:tab/>Pipes are pure by </text:span><text:span text:style-name="T59">default.</text:span></text:p>
      <text:p text:style-name="P43"><text:soft-page-break/><text:span text:style-name="T59"><text:tab/>A pure change is either a change to a primitive input value (</text:span><text:span text:style-name="T60">string, number, boolean, symbol</text:span><text:span text:style-name="T59">) <text:tab/>or a changed object reference (</text:span><text:span text:style-name="T61">Date,Array,Function,Object</text:span><text:span text:style-name="T59">).</text:span></text:p>
      <text:p text:style-name="P37"><text:span text:style-name="T12"/></text:p>
      <text:p text:style-name="P37"><text:span text:style-name="T12">Services:</text:span></text:p>
      <text:p text:style-name="P41"><text:span text:style-name="T21"><text:tab/>A service class definition is immediately preceded by th</text:span><text:span text:style-name="T29">e @</text:span><text:span text:style-name="T30">I</text:span><text:span text:style-name="T29">njectable </text:span><text:span text:style-name="T21">decorator. The <text:tab/>decorator provides the metadata that allows your service to be</text:span><text:span text:style-name="T41"> </text:span><text:span text:style-name="Emphasis"><text:span text:style-name="T41">injected</text:span></text:span><text:span text:style-name="T41"> </text:span><text:span text:style-name="T21">into client <text:tab/>components as a dependency.</text:span></text:p>
      <text:p text:style-name="P34"><text:span text:style-name="T5"><text:tab/>The dependency injector provides services to a component, such as the router service that <text:tab/>lets you define navigation among views.</text:span></text:p>
      <text:p text:style-name="P34"><text:span text:style-name="T15"/></text:p>
      <text:p text:style-name="P66"><text:span text:style-name="T53">Dependency injection:</text:span></text:p>
      <text:p text:style-name="P60"><text:span text:style-name="T53"><text:tab/>Dependency injection (DI), is an important application design pattern. Angular has its own <text:tab/>DI framework, which is typically used in the design of Angular applications to increase their <text:tab/>efficiency and modularity.</text:span></text:p>
      <text:p text:style-name="P59"><text:tab/>Dependencies are services or objects that a class needs to perform its function.</text:p>
      <text:p text:style-name="P74"><text:span text:style-name="T5"><text:tab/>D</text:span><text:span text:style-name="T6">ependencies make</text:span><text:span text:style-name="T4"> app </text:span><text:span text:style-name="T6">as more</text:span><text:span text:style-name="T4"> flexible, efficient, and robust, as well as testable and <text:tab/>maintainable.</text:span></text:p>
      <text:p text:style-name="P71"><text:span text:style-name="T4"><text:tab/>Create an injectable service class using this cmd :</text:span></text:p>
      <text:p text:style-name="P71"><text:span text:style-name="T4"><text:tab/><text:tab/> <text:s text:c="2"/>ng generate service </text:span><text:span text:style-name="T7">service_</text:span><text:span text:style-name="T4">class_name</text:span></text:p>
      <text:p text:style-name="P74"><text:span text:style-name="T8"><text:tab/>The injector is responsible for creating service instances and injecting them into classe</text:span><text:span text:style-name="T11">s</text:span></text:p>
      <text:p text:style-name="P38"><text:span text:style-name="T12"/></text:p>
      <text:p text:style-name="P38"><text:span text:style-name="T12">L</text:span><text:span text:style-name="T3">ife cycle hooks:</text:span></text:p>
      <text:p text:style-name="P23"><text:span text:style-name="T53"><text:tab/>A component has a lifecycle managed by Angular.</text:span></text:p>
      <text:p text:style-name="P59"><text:tab/>Angular creates it, renders it, creates and renders its children, checks it when its data-bound <text:tab/>properties change, and destroys it before removing it from the DOM.</text:p>
      <text:p text:style-name="P78"><text:span text:style-name="T18"><text:tab/>Angular offers </text:span><text:span text:style-name="Strong_20_Emphasis"><text:span text:style-name="T42">lifecycle hooks </text:span></text:span><text:span text:style-name="T18">that provide visibility into these key life moments and the <text:tab/>ability to act when they occur.</text:span></text:p>
      <text:p text:style-name="P64"><text:span text:style-name="T51"><text:tab/>A directive has the same set of lifecycle hooks.</text:span><text:bookmark text:name="hooks-overview"/></text:p>
      <text:p text:style-name="P64"><text:span text:style-name="T52"><text:tab/>Directive and component instances have a lifecycle as Angular creates, updates, and <text:tab/>destroys them.</text:span></text:p>
      <text:p text:style-name="P61"><text:span text:style-name="T56"/></text:p>
      <text:p text:style-name="P61"><text:span text:style-name="T56">H</text:span><text:span text:style-name="T55">TTP :</text:span></text:p>
      <text:p text:style-name="P61"><text:span text:style-name="T55"><text:tab/></text:span><text:span text:style-name="T115">front-end applications communicate with back-end service by the use of HTTP protocol.</text:span></text:p>
      <text:p text:style-name="P61"><text:span text:style-name="T115"><text:tab/></text:span><text:span text:style-name="T116">Two different API’s <text:s/>for making http requests : </text:span></text:p>
      <text:p text:style-name="P61"><text:span text:style-name="T116"><text:tab/><text:tab/><text:tab/>XMLHttpRequest interface and fetch() API.</text:span></text:p>
      <text:p text:style-name="P61"><text:span text:style-name="T116"><text:tab/></text:span><text:span text:style-name="T117">Import statement for this HttpClient is : </text:span></text:p>
      <text:p text:style-name="P61"><text:span text:style-name="T117"><text:tab/><text:tab/>import {HttpClientModule} from ‘@angular/common/http’;</text:span></text:p>
      <text:p text:style-name="P56"><text:span text:style-name="T56"/></text:p>
      <text:p text:style-name="P56"><text:soft-page-break/><text:span text:style-name="T56"/></text:p>
      <text:p text:style-name="P56"><text:span text:style-name="T56">Rxjs </text:span><text:span text:style-name="T46">: </text:span></text:p>
      <text:p text:style-name="P56"><text:tab/>Reactive Extensions for JavaScript</text:p>
      <text:p text:style-name="P48"><text:tab/>Reactive programming is an asynchronous programming paradigm concerned with data <text:tab/>streams and the propagation of change.</text:p>
      <text:p text:style-name="P43"><text:span text:style-name="T59"><text:tab/>RxJS (Reactive Extensions for JavaScript) is a library for reactive programming using <text:tab/>observables that makes it easier to compose asynchronous or callback-based code.</text:span></text:p>
      <text:p text:style-name="P76"><text:span text:style-name="T20"><text:tab/>RxJS offers a number of functions that can be used to create new observables. </text:span></text:p>
      <text:p text:style-name="P76"><text:span text:style-name="T20"><text:tab/>These functions can simplify the process of creating observables from things such as events, <text:tab/>timers, promises, and so on. </text:span><text:span text:style-name="T18">RxJS defines operators such as </text:span><text:span text:style-name="T25">map()</text:span><text:span text:style-name="T18">, </text:span><text:span text:style-name="T25">filter()</text:span><text:span text:style-name="T18">, </text:span><text:span text:style-name="T25">concat() </text:span><text:span text:style-name="T18">an</text:span><text:span text:style-name="T25">d <text:tab/>flatMap().</text:span></text:p>
      <text:p text:style-name="P77"><text:span text:style-name="T25"><text:tab/></text:span><text:span text:style-name="T26">Import</text:span><text:span text:style-name="T28"> </text:span><text:span text:style-name="T26">Rxjs by this statement : </text:span><text:span text:style-name="T27">import { map } from 'rxjs/operators';</text:span></text:p>
      <text:p text:style-name="P36"><text:tab/>Common operators are : </text:p>
      <text:p text:style-name="P24"><text:span text:style-name="T96"><text:tab/><text:tab/></text:span>creation area used operators are : from, fromPromise,fromEvent,of .</text:p>
      <text:p text:style-name="P25"><text:tab/><text:tab/>filtering : filter, debounceTime,take,takeUntil.</text:p>
      <text:p text:style-name="P33"><text:span text:style-name="T47"><text:tab/><text:tab/>transformation : map,bufferTime,concatMap,mergeMap.</text:span></text:p>
      <text:p text:style-name="P33"><text:span text:style-name="T46"><text:tab/>Ex: </text:span></text:p>
      <text:p text:style-name="P32"><text:span text:style-name="T46"><text:tab/><text:tab/>import { map } from 'rxjs/operators';</text:span></text:p>
      <text:p text:style-name="P31"><text:tab/><text:tab/>const nums = of(1, 2, 3);</text:p>
      <text:p text:style-name="P26"><text:tab/><text:tab/>const squareValues = map((val: number) =&gt; val * val);</text:p>
      <text:p text:style-name="P26"><text:tab/><text:tab/>const squaredNums = squareValues(nums);</text:p>
      <text:p text:style-name="P26"><text:tab/><text:tab/>squaredNums.subscribe(x =&gt; console.log(x));</text:p>
      <text:p text:style-name="P26"><text:tab/><text:span text:style-name="T97">output : <text:s/>1 4 9</text:span></text:p>
      <text:p text:style-name="P63">Observables:</text:p>
      <text:p text:style-name="P50"><text:tab/>Observables provide support for passing messages between publishers and subscribers in <text:tab/>your application</text:p>
      <text:p text:style-name="P50"><text:tab/>An observable can deliver multiple values of any type : literals, messages, or events, <text:tab/>depending on the context. The API for receiving values is the same whether the values are <text:tab/>delivered synchronously or asynchronously.</text:p>
      <text:p text:style-name="P47"><text:span text:style-name="T59"><text:tab/>An Observable instance that defines a </text:span><text:span text:style-name="Emphasis"><text:span text:style-name="T71">subscriber </text:span></text:span><text:span text:style-name="T59">function. </text:span></text:p>
      <text:p text:style-name="P47"><text:span text:style-name="T59"><text:tab/>This is the function that is executed when a consumer calls the </text:span><text:span text:style-name="Emphasis"><text:span text:style-name="T71">subscribe</text:span></text:span><text:span text:style-name="Emphasis"><text:span text:style-name="T74">()</text:span></text:span><text:span text:style-name="Source_20_Text"><text:span text:style-name="T2"> </text:span></text:span><text:span text:style-name="T59">method. </text:span></text:p>
      <text:p text:style-name="P47"><text:span text:style-name="T59"><text:tab/>The subscriber function defines how to obtain or generate values or messages to be <text:tab/>published.</text:span></text:p>
      <text:p text:style-name="P79"><text:span text:style-name="T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"/>
    <style:font-face style:name="Droid Sans Mono1" svg:font-family="'Droid Sans Mono', monospace, monospace, 'Droid Sans Fallback', 'Noto Color Emoji'"/>
    <style:font-face style:name="Lohit Devanagari1" svg:font-family="'Lohit Devanagari'"/>
    <style:font-face style:name="Roboto" svg:font-family="Roboto, 'Helvetica Neue Light', 'Helvetica Neue', Helvetica, Arial, 'Lucida Grande', sans-serif"/>
    <style:font-face style:name="arial" svg:font-family="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23:20:16.984739699</meta:creation-date>
    <dc:date>2018-09-07T03:21:32.115271806</dc:date>
    <meta:editing-duration>PT14H54M35S</meta:editing-duration>
    <meta:editing-cycles>219</meta:editing-cycles>
    <meta:generator>LibreOffice/6.0.3.2$Linux_X86_64 LibreOffice_project/00m0$Build-2</meta:generator>
    <meta:document-statistic meta:table-count="0" meta:image-count="0" meta:object-count="0" meta:page-count="5" meta:paragraph-count="126" meta:word-count="1398" meta:character-count="9381" meta:non-whitespace-character-count="7823"/>
  </office:meta>
</office:document-meta>
</file>